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5000001A1BB07BF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as-char" svg:width="8.597cm" svg:height="11.031cm" draw:z-index="0"><draw:image xlink:href="Pictures/1000000100000145000001A1BB07BF62.png" xlink:type="simple" xlink:show="embed" xlink:actuate="onLoad" draw:mime-type="image/png"/></draw:frame><draw:frame draw:style-name="fr1" draw:name="Image1 Copie 1" text:anchor-type="as-char" svg:width="8.597cm" svg:height="11.031cm" draw:z-index="1"><draw:image xlink:href="Pictures/1000000100000145000001A1BB07BF62.png" xlink:type="simple" xlink:show="embed" xlink:actuate="onLoad" draw:mime-type="image/png"/></draw:frame><draw:frame draw:style-name="fr1" draw:name="Image1 Copie 2" text:anchor-type="as-char" svg:width="8.597cm" svg:height="11.031cm" draw:z-index="2"><draw:image xlink:href="Pictures/1000000100000145000001A1BB07BF62.png" xlink:type="simple" xlink:show="embed" xlink:actuate="onLoad" draw:mime-type="image/png"/></draw:frame><draw:frame draw:style-name="fr1" draw:name="Image1 Copie 3" text:anchor-type="as-char" svg:width="8.597cm" svg:height="11.031cm" draw:z-index="3"><draw:image xlink:href="Pictures/1000000100000145000001A1BB07BF62.png" xlink:type="simple" xlink:show="embed" xlink:actuate="onLoad" draw:mime-type="image/png"/></draw:frame><text:soft-page-break/><draw:frame draw:style-name="fr1" draw:name="Image1 Copie 4" text:anchor-type="as-char" svg:width="8.597cm" svg:height="11.031cm" draw:z-index="4"><draw:image xlink:href="Pictures/1000000100000145000001A1BB07BF62.png" xlink:type="simple" xlink:show="embed" xlink:actuate="onLoad" draw:mime-type="image/png"/></draw:frame><draw:frame draw:style-name="fr1" draw:name="Image1 Copie 5" text:anchor-type="as-char" svg:width="8.597cm" svg:height="11.031cm" draw:z-index="5"><draw:image xlink:href="Pictures/1000000100000145000001A1BB07BF62.png" xlink:type="simple" xlink:show="embed" xlink:actuate="onLoad" draw:mime-type="image/png"/></draw:frame><draw:frame draw:style-name="fr1" draw:name="Image1 Copie 6" text:anchor-type="as-char" svg:width="8.597cm" svg:height="11.031cm" draw:z-index="6"><draw:image xlink:href="Pictures/1000000100000145000001A1BB07BF62.png" xlink:type="simple" xlink:show="embed" xlink:actuate="onLoad" draw:mime-type="image/png"/></draw:frame><draw:frame draw:style-name="fr1" draw:name="Image1 Copie 7" text:anchor-type="as-char" svg:width="8.597cm" svg:height="11.031cm" draw:z-index="7"><draw:image xlink:href="Pictures/1000000100000145000001A1BB07BF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319cm" fo:margin-left="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5T10:34:53.461941110</meta:creation-date>
    <meta:editing-duration>PT6M16S</meta:editing-duration>
    <meta:editing-cycles>2</meta:editing-cycles>
    <meta:generator>LibreOffice/25.2.2.2$Linux_X86_64 LibreOffice_project/520$Build-2</meta:generator>
    <dc:title>Technical</dc:title>
    <dc:date>2025-05-15T10:41:09.372727594</dc:date>
    <meta:document-statistic meta:table-count="0" meta:image-count="8" meta:object-count="0" meta:page-count="2" meta:paragraph-count="1" meta:word-count="1" meta:character-count="9" meta:non-whitespace-character-count="9"/>
    <meta:template xlink:type="simple" xlink:actuate="onRequest" xlink:title="Technical" xlink:href="../../../../../.config/libreoffice/4/user/template/Technical.ott" meta:date="2025-05-15T10:34:52.948889493"/>
  </office:meta>
</office:document-meta>
</file>